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Fine_20_Dashed" draw:fill="none" draw:textarea-vertical-align="middle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0.525cm" svg:height="0.421cm" svg:x="2.688cm" svg:y="6.675cm">
          <text:p/>
        </draw:ellipse>
        <draw:line draw:style-name="gr2" draw:text-style-name="P1" draw:layer="layout" svg:x1="2.95cm" svg:y1="7.096cm" svg:x2="2.95cm" svg:y2="7.854cm">
          <text:p/>
        </draw:line>
        <draw:line draw:style-name="gr2" draw:text-style-name="P1" draw:layer="layout" svg:x1="2.688cm" svg:y1="7.349cm" svg:x2="3.301cm" svg:y2="7.349cm">
          <text:p/>
        </draw:line>
        <draw:line draw:style-name="gr2" draw:text-style-name="P1" draw:layer="layout" svg:x1="2.95cm" svg:y1="7.854cm" svg:x2="2.6cm" svg:y2="8.275cm">
          <text:p/>
        </draw:line>
        <draw:line draw:style-name="gr2" draw:text-style-name="P1" draw:layer="layout" svg:x1="2.95cm" svg:y1="7.854cm" svg:x2="3.213cm" svg:y2="8.275cm">
          <text:p/>
        </draw:line>
        <draw:frame draw:style-name="gr3" draw:text-style-name="P2" draw:layer="layout" svg:width="2.6cm" svg:height="0.725cm" svg:x="1.8cm" svg:y="8.375cm">
          <draw:text-box>
            <text:p><text:span text:style-name="T1">utilisateur</text:span></text:p>
          </draw:text-box>
        </draw:frame>
        <draw:rect draw:style-name="gr4" draw:text-style-name="P1" draw:layer="layout" svg:width="12.7cm" svg:height="9.9cm" svg:x="4.7cm" svg:y="3.3cm">
          <text:p/>
        </draw:rect>
        <draw:ellipse draw:style-name="gr5" draw:text-style-name="P3" draw:layer="layout" svg:width="2.6cm" svg:height="2cm" svg:x="6.5cm" svg:y="6.8cm">
          <text:p text:style-name="P3">Demande</text:p>
          <text:p text:style-name="P3">ressources</text:p>
        </draw:ellipse>
        <draw:ellipse draw:style-name="gr5" draw:text-style-name="P3" draw:layer="layout" svg:width="2.6cm" svg:height="2cm" svg:x="12.2cm" svg:y="4.3cm">
          <text:p text:style-name="P3">Consulte</text:p>
          <text:p text:style-name="P3">page locale</text:p>
        </draw:ellipse>
        <draw:ellipse draw:style-name="gr5" draw:text-style-name="P3" draw:layer="layout" svg:width="2.6cm" svg:height="2cm" svg:x="12.3cm" svg:y="9.6cm">
          <text:p text:style-name="P3">Consulte<text:line-break/>page par</text:p>
          <text:p text:style-name="P3">défaut</text:p>
        </draw:ellipse>
        <draw:rect draw:style-name="gr5" draw:text-style-name="P3" draw:layer="layout" svg:width="3.5cm" svg:height="1.7cm" svg:x="6.4cm" svg:y="3.7cm">
          <text:p text:style-name="P3">Condition :</text:p>
          <text:p text:style-name="P3">Si template local</text:p>
          <text:p text:style-name="P3"><text:s/>existe pas</text:p>
        </draw:rect>
        <draw:rect draw:style-name="gr1" draw:text-style-name="P3" draw:layer="layout" svg:width="0.3cm" svg:height="0.3cm" svg:x="6.4cm" svg:y="3.7cm">
          <text:p/>
        </draw:rect>
        <draw:rect draw:style-name="gr1" draw:text-style-name="P3" draw:layer="layout" svg:width="0.3cm" svg:height="0.3cm" svg:x="6.5cm" svg:y="10.2cm">
          <text:p/>
        </draw:rect>
        <draw:rect draw:style-name="gr5" draw:text-style-name="P3" draw:layer="layout" svg:width="3.5cm" svg:height="1.7cm" svg:x="6.5cm" svg:y="10.2cm">
          <text:p text:style-name="P3">Condition :</text:p>
          <text:p text:style-name="P3">Si template </text:p>
          <text:p text:style-name="P3">local existe </text:p>
        </draw:rect>
        <draw:line draw:style-name="gr6" draw:text-style-name="P3" draw:layer="layout" svg:x1="9cm" svg:y1="7.4cm" svg:x2="12.3cm" svg:y2="5.7cm">
          <text:p/>
        </draw:line>
        <draw:line draw:style-name="gr6" draw:text-style-name="P3" draw:layer="layout" svg:x1="9cm" svg:y1="8.2cm" svg:x2="12.5cm" svg:y2="10.1cm">
          <text:p/>
        </draw:line>
        <draw:line draw:style-name="gr7" draw:text-style-name="P3" draw:layer="layout" svg:x1="8.7cm" svg:y1="5.4cm" svg:x2="10.2cm" svg:y2="6.8cm">
          <text:p/>
        </draw:line>
        <draw:line draw:style-name="gr7" draw:text-style-name="P3" draw:layer="layout" svg:x1="8.9cm" svg:y1="10.2cm" svg:x2="10.2cm" svg:y2="8.9cm">
          <text:p/>
        </draw:line>
        <draw:frame draw:style-name="gr8" draw:text-style-name="P4" draw:layer="layout" svg:width="2.2cm" svg:height="0.687cm" svg:x="9.8cm" svg:y="6.813cm">
          <draw:text-box>
            <text:p text:style-name="P4"><text:span text:style-name="T2">«include»</text:span></text:p>
          </draw:text-box>
        </draw:frame>
        <draw:frame draw:style-name="gr8" draw:text-style-name="P4" draw:layer="layout" svg:width="2.2cm" svg:height="0.687cm" svg:x="9.8cm" svg:y="8.213cm">
          <draw:text-box>
            <text:p text:style-name="P4"><text:span text:style-name="T2">«include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ph ley</meta:initial-creator>
    <meta:creation-date>2014-05-24T13:25:55.99</meta:creation-date>
    <dc:date>2014-05-26T17:20:25.74</dc:date>
    <dc:creator>raph ley</dc:creator>
    <meta:editing-duration>PT48M50S</meta:editing-duration>
    <meta:editing-cycles>5</meta:editing-cycles>
    <meta:generator>OpenOffice/4.0.1$Win32 OpenOffice.org_project/401m5$Build-9714</meta:generator>
    <meta:document-statistic meta:object-count="20"/>
  </office:meta>
</office:document-meta>
</file>